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ProtobufDecoder.KotlinSerializationProtobufDecoder( ProtoBuf proto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ProtobufDecoder.KotlinSerializationProtobuf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